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44085" loext:opacity="100%" fo:font-size="11.5pt" style:font-size-asian="11.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32pt" fo:font-weight="bold" style:font-size-asian="32pt" style:font-weight-asian="bold" style:font-size-complex="3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264b4a" officeooo:paragraph-rsid="00264b4a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24ccbd" officeooo:paragraph-rsid="0024ccb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275299" officeooo:paragraph-rsid="00275299" style:font-size-asian="12pt" style:font-weight-asian="bold" style:font-size-complex="12pt" style:font-weight-complex="bold"/>
    </style:style>
    <style:style style:name="P6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7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fo:font-style="normal" style:text-underline-style="none" fo:font-weight="bold" officeooo:rsid="00275299" officeooo:paragraph-rsid="002b9ba8" style:font-size-asian="12pt" style:font-style-asian="normal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1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1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fo:font-style="normal" style:text-underline-style="none" fo:font-weight="bold" officeooo:rsid="00275299" officeooo:paragraph-rsid="002b9ba8" style:font-size-asian="12pt" style:font-style-asian="normal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fo:font-size="12pt" fo:font-weight="bold" officeooo:rsid="0024ccbd" officeooo:paragraph-rsid="0028e3a6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fo:font-size="12pt" fo:font-weight="bold" officeooo:rsid="00275299" officeooo:paragraph-rsid="002b9ba8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4ccbd" officeooo:paragraph-rsid="0028e3a6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4ccbd" officeooo:paragraph-rsid="002a0870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64b4a" officeooo:paragraph-rsid="002a0870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64b4a" officeooo:paragraph-rsid="002b9ba8" style:font-size-asian="12pt" style:font-weight-asian="bold" style:font-size-complex="12pt" style:font-weight-complex="bold"/>
    </style:style>
    <style:style style:name="P21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fo:font-weight="bold" officeooo:rsid="00275299" officeooo:paragraph-rsid="002b9ba8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style:use-window-font-color="true" loext:opacity="0%" fo:font-size="12pt" officeooo:rsid="0024ccbd" officeooo:paragraph-rsid="0028e3a6" style:font-size-asian="12pt" style:font-size-complex="12pt"/>
    </style:style>
    <style:style style:name="P23" style:family="paragraph" style:parent-style-name="Standard" style:list-style-name="L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24" style:family="paragraph" style:parent-style-name="Standard" style:list-style-name="L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25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26" style:family="paragraph" style:parent-style-name="Standard" style:list-style-name="L5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27" style:family="paragraph" style:parent-style-name="Standard" style:list-style-name="L7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28" style:family="paragraph" style:parent-style-name="Standard" style:list-style-name="L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29" style:family="paragraph" style:parent-style-name="Standard" style:list-style-name="L9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30" style:family="paragraph" style:parent-style-name="Standard" style:list-style-name="L10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31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32" style:family="paragraph" style:parent-style-name="Standard" style:list-style-name="L13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use-window-font-color="true" loext:opacity="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34" style:family="paragraph" style:parent-style-name="Standard" style:list-style-name="L6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2a6099" loext:opacity="10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35" style:family="paragraph" style:parent-style-name="Standard" style:list-style-name="L11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a0870" style:font-size-asian="12pt" style:font-weight-asian="bold" style:font-size-complex="12pt" style:font-weight-complex="bold"/>
    </style:style>
    <style:style style:name="P36" style:family="paragraph" style:parent-style-name="Standard" style:list-style-name="L14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37" style:family="paragraph" style:parent-style-name="Standard" style:list-style-name="L15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38" style:family="paragraph" style:parent-style-name="Standard" style:list-style-name="L16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39" style:family="paragraph" style:parent-style-name="Standard" style:list-style-name="L17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40" style:family="paragraph" style:parent-style-name="Standard" style:list-style-name="L18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75299" officeooo:paragraph-rsid="002b9ba8" style:font-size-asian="12pt" style:font-weight-asian="bold" style:font-size-complex="12pt" style:font-weight-complex="bold"/>
    </style:style>
    <style:style style:name="P41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33ca80" style:font-size-asian="12pt" style:font-weight-asian="bold" style:font-size-complex="12pt" style:font-weight-complex="bold"/>
    </style:style>
    <style:style style:name="P42" style:family="paragraph" style:parent-style-name="Standard" style:list-style-name="L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43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44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45" style:family="paragraph" style:parent-style-name="Standard" style:list-style-name="L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8e3a6" style:font-size-asian="12pt" style:font-size-complex="12pt"/>
    </style:style>
    <style:style style:name="P46" style:family="paragraph" style:parent-style-name="Standard" style:list-style-name="L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47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48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4ccbd" officeooo:paragraph-rsid="002a0870" style:font-size-asian="12pt" style:font-size-complex="12pt"/>
    </style:style>
    <style:style style:name="P49" style:family="paragraph" style:parent-style-name="Standard" style:list-style-name="L10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50" style:family="paragraph" style:parent-style-name="Standard" style:list-style-name="L11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a0870" style:font-size-asian="12pt" style:font-size-complex="12pt"/>
    </style:style>
    <style:style style:name="P51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2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3" style:family="paragraph" style:parent-style-name="Standard" style:list-style-name="L1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4" style:family="paragraph" style:parent-style-name="Standard" style:list-style-name="L1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5" style:family="paragraph" style:parent-style-name="Standard" style:list-style-name="L1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6" style:family="paragraph" style:parent-style-name="Standard" style:list-style-name="L17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7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64b4a" officeooo:paragraph-rsid="002b9ba8" style:font-size-asian="12pt" style:font-size-complex="12pt"/>
    </style:style>
    <style:style style:name="P58" style:family="paragraph" style:parent-style-name="Standard" style:list-style-name="L1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59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officeooo:rsid="00275299" officeooo:paragraph-rsid="002b9ba8" style:font-size-asian="12pt" style:font-size-complex="12pt"/>
    </style:style>
    <style:style style:name="P60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62" style:family="paragraph" style:parent-style-name="Standard" style:list-style-name="L9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style:text-line-through-style="none" style:text-line-through-type="none" fo:font-size="12pt" fo:font-style="normal" style:text-underline-style="none" officeooo:rsid="0024ccbd" officeooo:paragraph-rsid="002a0870" style:font-size-asian="12pt" style:font-style-asian="normal" style:font-size-complex="12pt"/>
    </style:style>
    <style:style style:name="P63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fo:font-size="12pt" officeooo:rsid="0024ccbd" officeooo:paragraph-rsid="0028e3a6" style:font-size-asian="12pt" style:font-size-complex="12pt"/>
    </style:style>
    <style:style style:name="P64" style:family="paragraph" style:parent-style-name="Standard" style:list-style-name="L9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use-window-font-color="true" loext:opacity="0%" fo:font-size="12pt" officeooo:rsid="0024ccbd" officeooo:paragraph-rsid="002a0870" style:font-size-asian="12pt" style:font-size-complex="12pt"/>
    </style:style>
    <style:style style:name="P65" style:family="paragraph" style:parent-style-name="Standard" style:list-style-name="L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66" style:family="paragraph" style:parent-style-name="Standard" style:list-style-name="L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67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68" style:family="paragraph" style:parent-style-name="Standard" style:list-style-name="L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69" style:family="paragraph" style:parent-style-name="Standard" style:list-style-name="L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70" style:family="paragraph" style:parent-style-name="Standard" style:list-style-name="L7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71" style:family="paragraph" style:parent-style-name="Standard" style:list-style-name="L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72" style:family="paragraph" style:parent-style-name="Standard" style:list-style-name="L9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4ccbd" officeooo:paragraph-rsid="0028e3a6" style:font-size-asian="12pt" style:font-weight-asian="bold" style:font-size-complex="12pt" style:font-weight-complex="bold"/>
    </style:style>
    <style:style style:name="P74" style:family="paragraph" style:parent-style-name="Standard" style:list-style-name="L10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a0870" style:font-size-asian="12pt" style:font-weight-asian="bold" style:font-size-complex="12pt" style:font-weight-complex="bold"/>
    </style:style>
    <style:style style:name="P75" style:family="paragraph" style:parent-style-name="Standard" style:list-style-name="L11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a0870" style:font-size-asian="12pt" style:font-weight-asian="bold" style:font-size-complex="12pt" style:font-weight-complex="bold"/>
    </style:style>
    <style:style style:name="P76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77" style:family="paragraph" style:parent-style-name="Standard" style:list-style-name="L13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78" style:family="paragraph" style:parent-style-name="Standard" style:list-style-name="L14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79" style:family="paragraph" style:parent-style-name="Standard" style:list-style-name="L1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80" style:family="paragraph" style:parent-style-name="Standard" style:list-style-name="L17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81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82" style:family="paragraph" style:parent-style-name="Standard" style:list-style-name="L18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000000" loext:opacity="100%" style:text-line-through-style="none" style:text-line-through-type="none" fo:font-size="12pt" style:text-underline-style="none" fo:font-weight="bold" officeooo:rsid="00275299" officeooo:paragraph-rsid="002b9ba8" style:font-size-asian="12pt" style:font-weight-asian="bold" style:font-size-complex="12pt" style:font-weight-complex="bold"/>
    </style:style>
    <style:style style:name="P83" style:family="paragraph" style:parent-style-name="Standard" style:list-style-name="L6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fo:font-weight="bold" officeooo:rsid="0024ccbd" officeooo:paragraph-rsid="002a0870" style:font-size-asian="12pt" style:font-weight-asian="bold" style:font-size-complex="12pt" style:font-weight-complex="bold"/>
    </style:style>
    <style:style style:name="P84" style:family="paragraph" style:parent-style-name="Standard" style:list-style-name="L15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fo:color="#2a6099" loext:opacity="100%" style:text-line-through-style="none" style:text-line-through-type="none" fo:font-size="12pt" style:text-underline-style="none" fo:font-weight="bold" officeooo:rsid="00264b4a" officeooo:paragraph-rsid="002b9ba8" style:font-size-asian="12pt" style:font-weight-asian="bold" style:font-size-complex="12pt" style:font-weight-complex="bold"/>
    </style:style>
    <style:style style:name="P85" style:family="paragraph" style:parent-style-name="Standard" style:list-style-name="L1" style:master-page-name="">
      <loext:graphic-properties draw:fill="none"/>
      <style:paragraph-properties fo:margin-left="1.199cm" fo:margin-right="0cm" fo:text-align="justify" style:justify-single-word="false" fo:text-indent="-0.6cm" style:auto-text-indent="false" style:page-number="auto" fo:background-color="transparent"/>
      <style:text-properties style:use-window-font-color="true" loext:opacity="0%" fo:font-size="12pt" fo:font-weight="bold" officeooo:rsid="00264b4a" officeooo:paragraph-rsid="002a0870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8e3a6"/>
    </style:style>
    <style:style style:name="T3" style:family="text">
      <style:text-properties style:text-line-through-style="none" style:text-line-through-type="none" style:text-underline-style="none" officeooo:rsid="002d9763"/>
    </style:style>
    <style:style style:name="T4" style:family="text">
      <style:text-properties style:text-line-through-style="none" style:text-line-through-type="none" fo:font-style="italic" style:text-underline-style="none" style:font-style-asian="italic"/>
    </style:style>
    <style:style style:name="T5" style:family="text">
      <style:text-properties style:text-line-through-style="none" style:text-line-through-type="none" fo:font-style="normal" style:text-underline-style="none" style:font-style-asian="normal"/>
    </style:style>
    <style:style style:name="T6" style:family="text">
      <style:text-properties style:text-line-through-style="none" style:text-line-through-type="none" fo:font-style="normal" style:text-underline-style="none" officeooo:rsid="002f4598" style:font-style-asian="normal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normal" style:font-style-asian="normal"/>
    </style:style>
    <style:style style:name="T9" style:family="text">
      <style:text-properties fo:font-style="normal" officeooo:rsid="002f4598" style:font-style-asian="normal"/>
    </style:style>
    <style:style style:name="T10" style:family="text">
      <style:text-properties officeooo:rsid="002b9ba8"/>
    </style:style>
    <style:style style:name="T11" style:family="text">
      <style:text-properties officeooo:rsid="002d976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d9763" style:font-weight-asian="bold" style:font-weight-complex="bold"/>
    </style:style>
    <style:style style:name="T14" style:family="text">
      <style:text-properties fo:font-weight="bold" officeooo:rsid="0028e3a6" style:font-weight-asian="bold" style:font-weight-complex="bold"/>
    </style:style>
    <style:style style:name="T15" style:family="text">
      <style:text-properties officeooo:rsid="002f4598"/>
    </style:style>
    <style:style style:name="T16" style:family="text">
      <style:text-properties officeooo:rsid="0030b083"/>
    </style:style>
    <style:style style:name="T17" style:family="text">
      <style:text-properties fo:color="#000000" loext: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utoevaluación </text:p>
      <text:p text:style-name="P1"/>
      <text:p text:style-name="P1"/>
      <text:list xml:id="list3318810320" text:style-name="L1">
        <text:list-item>
          <text:p text:style-name="P17">¿Cuál de las siguientes afirmaciones es correcta en relación a ETL e integración de datos?</text:p>
        </text:list-item>
      </text:list>
      <text:list xml:id="list722224855" text:style-name="L2">
        <text:list-item>
          <text:p text:style-name="P23">Son equivalentes en todo caso. </text:p>
        </text:list-item>
        <text:list-item>
          <text:p text:style-name="P42">El proceso es el mismo pero en integración de datos el destino es un almacén de datos.</text:p>
        </text:list-item>
        <text:list-item>
          <text:p text:style-name="P42">Integración de datos es uno de los pasos que se realizan dentro del proceso de ETL. </text:p>
        </text:list-item>
        <text:list-item>
          <text:p text:style-name="P65">No son equivalentes. </text:p>
          <text:p text:style-name="P65"/>
        </text:list-item>
      </text:list>
      <text:list xml:id="list193014892579881" text:continue-list="list3318810320" text:style-name="L1">
        <text:list-item>
          <text:p text:style-name="P22"><text:span text:style-name="T12">La fase de extracción del proceso ETL consiste en extraer los metadatos </text:span><text:span text:style-name="T14">incluidos</text:span><text:span text:style-name="T12"> dentro de</text:span> <text:span text:style-name="T12">los ficheros. </text:span><text:span text:style-name="T13">FALSO</text:span></text:p>
        </text:list-item>
      </text:list>
      <text:p text:style-name="P41">La fase de transformación es en la que se realiza todo el proceso de transformación de los datos para dejarlos en el formato finalmente deseado. <text:span text:style-name="T16">VERDADERO</text:span></text:p>
      <text:p text:style-name="P11">En la fase de carga de ETL es cuando se cargan datos desde disco a memoria. <text:span text:style-name="T11">FALSO</text:span></text:p>
      <text:p text:style-name="P11"/>
      <text:list xml:id="list193013562255665" text:continue-numbering="true" text:style-name="L1">
        <text:list-item>
          <text:p text:style-name="P17">¿En qué momento es mejor realizar la fase de extracción en un proceso de ETL?</text:p>
        </text:list-item>
      </text:list>
      <text:list xml:id="list1174852655" text:style-name="L3">
        <text:list-item>
          <text:p text:style-name="P24">Cualquier momento es bueno. </text:p>
        </text:list-item>
        <text:list-item>
          <text:p text:style-name="P43">Siempre por la noche. </text:p>
        </text:list-item>
        <text:list-item>
          <text:p text:style-name="P66">Si va interferir con el correcto funcionamiento de los sistemas que contienen las fuentes se realizará en el momento en el que tales sistemas o fuentes se encuentren menos cargados.</text:p>
        </text:list-item>
        <text:list-item>
          <text:p text:style-name="P43">Siempre por la mañana. </text:p>
          <text:p text:style-name="P43"/>
        </text:list-item>
      </text:list>
      <text:list xml:id="list193013764666288" text:continue-list="list193013562255665" text:style-name="L1">
        <text:list-item>
          <text:p text:style-name="P17">¿Cuál de las siguientes no es un posible tipo de transformación a realizar con los datos en un proceso de ETL? </text:p>
        </text:list-item>
      </text:list>
      <text:list xml:id="list2003878186" text:style-name="L4">
        <text:list-item>
          <text:p text:style-name="P25">Realizar unificaciones de datos que vienen de distintas fuentes. </text:p>
        </text:list-item>
        <text:list-item>
          <text:p text:style-name="P67">Eliminar el contenido de una base de datos. </text:p>
        </text:list-item>
        <text:list-item>
          <text:p text:style-name="P63"><text:span text:style-name="T1">Transponer filas en </text:span><text:span text:style-name="T2">columnas</text:span><text:span text:style-name="T1"> o columnas en filas. </text:span></text:p>
        </text:list-item>
        <text:list-item>
          <text:p text:style-name="P44">Seleccionar sólo determinadas columnas o atributos de cada registro.</text:p>
          <text:p text:style-name="P44"/>
        </text:list-item>
      </text:list>
      <text:list xml:id="list193013760096669" text:continue-list="list193013764666288" text:style-name="L1">
        <text:list-item>
          <text:p text:style-name="P17">¿Qué les ocurre a los datos que ya hay en el almacenamiento destino de un ETL cuando llegan datos nuevos?</text:p>
        </text:list-item>
      </text:list>
      <text:list xml:id="list666116532" text:style-name="L5">
        <text:list-item>
          <text:p text:style-name="P26">Se eliminan.</text:p>
        </text:list-item>
        <text:list-item>
          <text:p text:style-name="P45">Se actualizan.</text:p>
        </text:list-item>
        <text:list-item>
          <text:p text:style-name="P45">Depende el uso. </text:p>
        </text:list-item>
        <text:list-item>
          <text:p text:style-name="P68">En ocasiones se eliminan, en ocasiones no quedan afectados y en ocasiones son modificados.</text:p>
        </text:list-item>
        <text:list-item>
          <text:p text:style-name="P45">Depende el uso. </text:p>
        </text:list-item>
        <text:list-item>
          <text:p text:style-name="P45">En ocasiones se eliminan y en ocasiones son modificados. </text:p>
          <text:p text:style-name="P45"/>
        </text:list-item>
      </text:list>
      <text:list xml:id="list193012945166995" text:continue-list="list193013760096669" text:style-name="L1">
        <text:list-item>
          <text:p text:style-name="P17">Apache Sqoop es un software distribuido que permite obtener datos en streaming desde gran cantidad de fuentes no estructuradas o semiestructuradas. <text:span text:style-name="T11">FALSO</text:span></text:p>
        </text:list-item>
      </text:list>
      <text:p text:style-name="P6">Apache Sqoop es una herramienta de línea de comandos que nos permite obtener datos desde bases de datos relacionales. <text:s/><text:span text:style-name="T11">VERDADERO</text:span></text:p>
      <text:p text:style-name="P15"><text:span text:style-name="T1">Apache Sqoop permite enviar datos a HDFS. </text:span><text:span text:style-name="T3">VERDADERO</text:span><text:span text:style-name="T1"> </text:span></text:p>
      <text:p text:style-name="P14">Apache Flume permite enviar datos a HDFS. <text:span text:style-name="T11">VERDADERO</text:span></text:p>
      <text:p text:style-name="P14"/>
      <text:p text:style-name="P14"/>
      <text:p text:style-name="P14"/>
      <text:list xml:id="list193014131485375" text:continue-numbering="true" text:style-name="L1">
        <text:list-item>
          <text:p text:style-name="P18"><text:soft-page-break/>¿Cuáles de las siguientes son características propias de Apache Sqoop? </text:p>
        </text:list-item>
      </text:list>
      <text:list xml:id="list2316879780" text:style-name="L6">
        <text:list-item>
          <text:p text:style-name="P34"><text:span text:style-name="T17">Se puede emplear mediante interfaz de línea de comandos.</text:span> </text:p>
        </text:list-item>
        <text:list-item>
          <text:p text:style-name="P83"><text:span text:style-name="T17">Obtiene datos desde fuentes no estructuradas.</text:span> </text:p>
        </text:list-item>
        <text:list-item>
          <text:p text:style-name="P46">Tiene mecanismos para evitar sobrecargar las fuentes. </text:p>
        </text:list-item>
        <text:list-item>
          <text:p text:style-name="P69">Permite acceso programático mediante JDBC.</text:p>
        </text:list-item>
      </text:list>
      <text:p text:style-name="P8"/>
      <text:p text:style-name="P8"/>
      <text:list xml:id="list193013139279606" text:continue-list="list193014131485375" text:style-name="L1">
        <text:list-item>
          <text:p text:style-name="P18">¿Cuáles de las siguientes son características propias de Apache Flume? </text:p>
        </text:list-item>
      </text:list>
      <text:list xml:id="list1461319870" text:style-name="L7">
        <text:list-item>
          <text:p text:style-name="P27">Permite conectar con cualquier fuente JDBC. </text:p>
        </text:list-item>
        <text:list-item>
          <text:p text:style-name="P70">Alto ancho de banda y baja latencia. </text:p>
        </text:list-item>
        <text:list-item>
          <text:p text:style-name="P70">Tolerancia a fallos. </text:p>
        </text:list-item>
        <text:list-item>
          <text:p text:style-name="P70">Basado en eventos.</text:p>
          <text:p text:style-name="P70"/>
        </text:list-item>
      </text:list>
      <text:list xml:id="list193013447900355" text:continue-list="list193013139279606" text:style-name="L1">
        <text:list-item>
          <text:p text:style-name="P18">El proceso de Integración de Datos: </text:p>
        </text:list-item>
      </text:list>
      <text:list xml:id="list3278376929" text:style-name="L8">
        <text:list-item>
          <text:p text:style-name="P28">Consiste en una replicación modificada de los datos. </text:p>
        </text:list-item>
        <text:list-item>
          <text:p text:style-name="P71">Busca entregar una visión unificada de los datos a aquellos usuarios o procesos que vayan a utilizarlos. </text:p>
        </text:list-item>
        <text:list-item>
          <text:p text:style-name="P47">Es un paso previo al proceso de ETL. </text:p>
        </text:list-item>
        <text:list-item>
          <text:p text:style-name="P47">Es una de las actividades englobadas dentro del proceso de ETL. </text:p>
          <text:p text:style-name="P47"/>
        </text:list-item>
      </text:list>
      <text:list xml:id="list193013141523791" text:continue-list="list193013447900355" text:style-name="L1">
        <text:list-item>
          <text:p text:style-name="P18">¿Cuál de los siguientes niveles de integración de datos es el que nos permite acceder a los datos mediante una visión unificada de los mismos?</text:p>
        </text:list-item>
      </text:list>
      <text:list xml:id="list1326017903" text:style-name="L9">
        <text:list-item>
          <text:p text:style-name="P29">Integración basada en aplicación.</text:p>
        </text:list-item>
        <text:list-item>
          <text:p text:style-name="P72">Integración virtual.</text:p>
        </text:list-item>
        <text:list-item>
          <text:p text:style-name="P64"><text:span text:style-name="T1">Integración basada en </text:span><text:span text:style-name="T4">middleware</text:span><text:span text:style-name="T5">.</text:span></text:p>
        </text:list-item>
        <text:list-item>
          <text:p text:style-name="P62">Integración manual.</text:p>
          <text:p text:style-name="P62"/>
        </text:list-item>
      </text:list>
      <text:list xml:id="list193013217058350" text:continue-list="list193013141523791" text:style-name="L1">
        <text:list-item>
          <text:p text:style-name="P18">El interesado es la persona física o jurídica, autoridad pública, servicio u otro organismo al que se comuniquen datos personales, se trate o no de un tercero. <text:span text:style-name="T15">FALSO</text:span></text:p>
          <text:p text:style-name="P18"/>
        </text:list-item>
      </text:list>
      <text:p text:style-name="P33">El responsable del tratamiento es la persona física o jurídica, autoridad pública, servicio u otro organismo que trate datos personales por cuenta del responsable del tratamiento. <text:span text:style-name="T15">FALSO</text:span></text:p>
      <text:p text:style-name="P12"/>
      <text:p text:style-name="P12">El delegado de protección de datos es la persona física o jurídica, autoridad pública, servicio u organismo distinto del interesado, del responsable de tratamiento, del encargado de tratamiento y de las personas autorizadas para tratar los datos personales bajo la autoridad directa del responsable o del encargado. <text:span text:style-name="T15">FALSO</text:span></text:p>
      <text:p text:style-name="P12"/>
      <text:list xml:id="list193013296852303" text:continue-numbering="true" text:style-name="L1">
        <text:list-item>
          <text:p text:style-name="P85">¿Cuál es la condición básica para poder tratar datos personales del interesado?</text:p>
        </text:list-item>
      </text:list>
      <text:list xml:id="list3204000902" text:style-name="L10">
        <text:list-item>
          <text:p text:style-name="P30">No hay una condición necesaria. </text:p>
        </text:list-item>
        <text:list-item>
          <text:p text:style-name="P49">Que el interesado reciba el correcto pago una vez se han usado sus datos. </text:p>
        </text:list-item>
        <text:list-item>
          <text:p text:style-name="P74">Que el interesado dé su consentimiento. </text:p>
        </text:list-item>
        <text:list-item>
          <text:p text:style-name="P49">Que el interesado resida en el mismo país en el que se tratan sus datos.</text:p>
          <text:p text:style-name="P49"/>
        </text:list-item>
      </text:list>
      <text:list xml:id="list193013570990892" text:continue-list="list193013296852303" text:style-name="L1">
        <text:list-item>
          <text:p text:style-name="P19">¿Cuáles de los siguientes son derechos de los interesados en relación al tratamiento de sus datos? </text:p>
        </text:list-item>
      </text:list>
      <text:list xml:id="list1164296728" text:style-name="L11">
        <text:list-item>
          <text:p text:style-name="P35">Derecho al olvido.</text:p>
        </text:list-item>
        <text:list-item>
          <text:p text:style-name="P50">Derecho a la duplicidad. </text:p>
        </text:list-item>
        <text:list-item>
          <text:p text:style-name="P75">Derecho de acceso. </text:p>
        </text:list-item>
        <text:list-item>
          <text:p text:style-name="P75">Derecho de rectificación.</text:p>
          <text:p text:style-name="P75"/>
        </text:list-item>
      </text:list>
      <text:list xml:id="list193014875823156" text:continue-list="list193013570990892" text:style-name="L1">
        <text:list-item>
          <text:p text:style-name="P20"><text:soft-page-break/>¿Qué es la seudonimización de datos? </text:p>
        </text:list-item>
      </text:list>
      <text:list xml:id="list3459215841" text:style-name="L12">
        <text:list-item>
          <text:p text:style-name="P31">Un mecanismo para evitar que entre los datos acerca de un usuario figure su género. </text:p>
        </text:list-item>
        <text:list-item>
          <text:p text:style-name="P51">Un mecanismo para que todas las fechas de nacimiento de los interesados se eliminen automáticamente. </text:p>
        </text:list-item>
        <text:list-item>
          <text:p text:style-name="P51">Un mecanismo para que cada identificador único en las bases de datos se almacene en codificación hexadecimal. </text:p>
        </text:list-item>
        <text:list-item>
          <text:p text:style-name="P76">Un mecanismo para evitar que se pueda reconocer la identidad de una persona sin utilizar información adicional.</text:p>
        </text:list-item>
      </text:list>
      <text:p text:style-name="P9"/>
      <text:p text:style-name="P9"/>
      <text:list xml:id="list193014071557437" text:continue-list="list193014875823156" text:style-name="L1">
        <text:list-item>
          <text:p text:style-name="P20">¿Un encargado de tratamiento de datos puede subcontratar a su vez el tratamiento de datos?</text:p>
        </text:list-item>
      </text:list>
      <text:list xml:id="list1970389368" text:style-name="L13">
        <text:list-item>
          <text:p text:style-name="P32">No puede en ningún caso.</text:p>
        </text:list-item>
        <text:list-item>
          <text:p text:style-name="P52">Sí, pero únicamente contando con la autorización previa y por escrito del responsable y mediante contrato con el interesado de modo que éste sepa que la ley se está cumpliendo.</text:p>
        </text:list-item>
        <text:list-item>
          <text:p text:style-name="P52">Sí, en cualquier caso.</text:p>
        </text:list-item>
        <text:list-item>
          <text:p text:style-name="P77">Sí, pero únicamente contando con la autorización previa y por escrito del responsable y mediante contrato con el subcontratado de modo que quede obligado a cumplir con sus mismas obligaciones.</text:p>
          <text:p text:style-name="P77"/>
        </text:list-item>
      </text:list>
      <text:list xml:id="list193013375943355" text:continue-list="list193014071557437" text:style-name="L1">
        <text:list-item>
          <text:p text:style-name="P20">¿Cuáles de las siguientes son medidas de seguridad que se deben cumplir al tratar datos personales? </text:p>
        </text:list-item>
      </text:list>
      <text:list xml:id="list2155821549" text:style-name="L14">
        <text:list-item>
          <text:p text:style-name="P36">El cifrado de los datos personales. </text:p>
        </text:list-item>
        <text:list-item>
          <text:p text:style-name="P53">La ocultación de fechas de nacimiento. </text:p>
        </text:list-item>
        <text:list-item>
          <text:p text:style-name="P53">La replicación en distintos clusters de toda la información.</text:p>
        </text:list-item>
        <text:list-item>
          <text:p text:style-name="P78">La capacidad de restaurar los datos personales de forma rápida.</text:p>
          <text:p text:style-name="P78"/>
        </text:list-item>
      </text:list>
      <text:list xml:id="list193013577149006" text:continue-list="list193013375943355" text:style-name="L1">
        <text:list-item>
          <text:p text:style-name="P20">¿Cuáles de los siguientes son aspectos que cubre el RGPD? </text:p>
        </text:list-item>
      </text:list>
      <text:list xml:id="list1339544968" text:style-name="L15">
        <text:list-item>
          <text:p text:style-name="P37">Transferencias internacionales de datos. </text:p>
        </text:list-item>
        <text:list-item>
          <text:p text:style-name="P79">Supervisión por las autoridades de protección de datos. </text:p>
        </text:list-item>
        <text:list-item>
          <text:p text:style-name="P84"><text:span text:style-name="T17">Responsabilidades y sanciones.</text:span> </text:p>
        </text:list-item>
        <text:list-item>
          <text:p text:style-name="P54">Tipos de impuestos aplicables. </text:p>
        </text:list-item>
        <text:list-item>
          <text:p text:style-name="P79">Códigos de conducta.</text:p>
          <text:p text:style-name="P79"/>
        </text:list-item>
      </text:list>
      <text:list xml:id="list193013761149300" text:continue-list="list193013577149006" text:style-name="L1">
        <text:list-item>
          <text:p text:style-name="P20">¿Cuál es la relación existente entre Gestión de Datos y Gobierno de Datos? </text:p>
        </text:list-item>
      </text:list>
      <text:list xml:id="list2541842282" text:style-name="L16">
        <text:list-item>
          <text:p text:style-name="P38">El Gobierno de Datos supervisa la Gestión de Datos. </text:p>
        </text:list-item>
        <text:list-item>
          <text:p text:style-name="P55">El Gobierno de Datos es supervisado por la Gestión de Datos. </text:p>
        </text:list-item>
        <text:list-item>
          <text:p text:style-name="P55">Son equivalentes. </text:p>
        </text:list-item>
        <text:list-item>
          <text:p text:style-name="P55">El Gobierno de Datos es una de las actividades contempladas dentro de la Gestión de Datos. </text:p>
          <text:p text:style-name="P55"/>
        </text:list-item>
      </text:list>
      <text:list xml:id="list193012883038006" text:continue-list="list193013761149300" text:style-name="L1">
        <text:list-item>
          <text:p text:style-name="P20">¿Cuáles de los siguientes están entre los <text:span text:style-name="T10">objetivos</text:span> del Gobierno de Datos? </text:p>
        </text:list-item>
      </text:list>
      <text:list xml:id="list4049517536" text:style-name="L17">
        <text:list-item>
          <text:p text:style-name="P39">Asegurar la calidad de los datos. </text:p>
        </text:list-item>
        <text:list-item>
          <text:p text:style-name="P56">Evitar la necesidad de realizar procesamiento por lotes. </text:p>
        </text:list-item>
        <text:list-item>
          <text:p text:style-name="P56">Rebajar las necesidades de memoria RAM de los nodos del clúster. </text:p>
        </text:list-item>
        <text:list-item>
          <text:p text:style-name="P80">Asegurar la correcta gestión de metadatos. </text:p>
        </text:list-item>
        <text:list-item>
          <text:p text:style-name="P80">Asegurar que el ciclo de vida de los datos es claro y está controlado.</text:p>
        </text:list-item>
      </text:list>
      <text:p text:style-name="P81"/>
      <text:p text:style-name="P81"/>
      <text:p text:style-name="P81"/>
      <text:p text:style-name="P81"/>
      <text:list xml:id="list193014576274314" text:continue-list="list193012883038006" text:style-name="L1">
        <text:list-item>
          <text:p text:style-name="P21"><text:soft-page-break/>¿Cuáles de las siguientes son actividades en las que está presente el Gobierno de Datos?</text:p>
        </text:list-item>
      </text:list>
      <text:list xml:id="list1871830502" text:style-name="L18">
        <text:list-item>
          <text:p text:style-name="P40">Definición del modelo de metadatos, incluyendo tanto su descripción técnica como de negocio. </text:p>
        </text:list-item>
        <text:list-item>
          <text:p text:style-name="P58">Optimización del desempeño de los microprocesadores. </text:p>
        </text:list-item>
        <text:list-item>
          <text:p text:style-name="P82">Políticas y actividades para la documentación de los datos a lo largo de su ciclo de vida.</text:p>
        </text:list-item>
        <text:list-item>
          <text:p text:style-name="P58">Almacenamiento de datos, mecanismos de despliegue y administración de procesos de carga. </text:p>
        </text:list-item>
        <text:list-item>
          <text:p text:style-name="P58">Control de la temperatura alcanzada por los componentes de los nodos.</text:p>
        </text:list-item>
        <text:list-item>
          <text:p text:style-name="P82">Diseño y desarrollo de políticas, estándares, auditoría de la seguridad y cumplimiento regulatorio. </text:p>
        </text:list-item>
        <text:list-item>
          <text:p text:style-name="P58">Políticas y actividades para la documentación de los datos a lo largo de su ciclo de vida.</text:p>
        </text:list-item>
        <text:list-item>
          <text:p text:style-name="P58">Monitorización de las funciones de red.</text:p>
        </text:list-item>
      </text:list>
      <text:p text:style-name="P10"/>
      <text:p text:style-name="P10"/>
      <text:list xml:id="list193014077067580" text:continue-list="list193014576274314" text:style-name="L1">
        <text:list-item>
          <text:p text:style-name="P21">El <text:span text:style-name="T7">data owner </text:span><text:span text:style-name="T8">es aquel que ejecuta la gestión de los datos. </text:span><text:span text:style-name="T9">FALSO</text:span></text:p>
        </text:list-item>
      </text:list>
      <text:p text:style-name="P7">Los custidios del dato atienden las peticiones de tecnología de los propietarios de los datos. <text:span text:style-name="T15">VERDADERO</text:span></text:p>
      <text:p text:style-name="P13">El CDO es responsable de implementar las políticas y procesos definidos. <text:span text:style-name="T15">FALSO</text:span></text:p>
      <text:p text:style-name="P16"><text:span text:style-name="T5">Los </text:span><text:span text:style-name="T4">data stewards </text:span><text:span text:style-name="T5">son responsables de implementar las políticas y procesos definidos. </text:span><text:span text:style-name="T6">VERDADERO</text:span></text:p>
      <text:p text:style-name="P5"/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>
      <style:text-properties fo:color="#000000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08:34:00</meta:creation-date>
    <dc:date>2024-12-19T19:29:20.841000000</dc:date>
    <meta:editing-duration>PT56M54S</meta:editing-duration>
    <meta:editing-cycles>11</meta:editing-cycles>
    <meta:generator>LibreOffice/7.1.2.2$Windows_X86_64 LibreOffice_project/8a45595d069ef5570103caea1b71cc9d82b2aae4</meta:generator>
    <meta:document-statistic meta:table-count="0" meta:image-count="0" meta:object-count="0" meta:page-count="4" meta:paragraph-count="108" meta:word-count="1280" meta:character-count="7575" meta:non-whitespace-character-count="6439"/>
  </office:meta>
</office:document-meta>
</file>